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0.285cm"/>
    </style:style>
    <style:style style:name="Table1.B" style:family="table-column">
      <style:table-column-properties style:column-width="6.7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1.4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f7bec" officeooo:paragraph-rsid="001f7b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215bb5" officeooo:paragraph-rsid="001f7b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f7bec" officeooo:paragraph-rsid="001f7bec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8cd2e" officeooo:paragraph-rsid="001e0340" style:font-size-asian="13pt" style:font-size-complex="13pt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normal" officeooo:rsid="0028cd2e" officeooo:paragraph-rsid="001e034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8cd2e" officeooo:paragraph-rsid="0028cd2e" style:font-size-asian="13pt" style:font-size-complex="13pt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c25dd" officeooo:paragraph-rsid="002c25dd" style:font-size-asian="13pt" style:font-size-complex="13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8cd2e" officeooo:paragraph-rsid="0028cd2e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8cd2e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iberation Serif" fo:font-size="13pt" fo:font-style="normal" officeooo:rsid="002903ad" officeooo:paragraph-rsid="0028cd2e" style:font-size-asian="13pt" style:font-style-asian="normal" style:font-size-complex="13pt" style:font-style-complex="normal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dc868" officeooo:paragraph-rsid="002dc868" style:font-size-asian="13pt" style:font-size-complex="13pt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8cd2e"/>
    </style:style>
    <style:style style:name="P19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dc868"/>
    </style:style>
    <style:style style:name="T1" style:family="text">
      <style:text-properties officeooo:rsid="001f7b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8f8d"/>
    </style:style>
    <style:style style:name="T4" style:family="text">
      <style:text-properties fo:font-size="13pt" officeooo:rsid="001e0340" style:font-size-asian="13pt" style:font-size-complex="13pt"/>
    </style:style>
    <style:style style:name="T5" style:family="text">
      <style:text-properties fo:font-size="13pt" officeooo:rsid="00258f8d" style:font-size-asian="13pt" style:font-size-complex="13pt"/>
    </style:style>
    <style:style style:name="T6" style:family="text">
      <style:text-properties fo:font-size="13pt" officeooo:rsid="0028cd2e" style:font-size-asian="13pt" style:font-size-complex="13pt"/>
    </style:style>
    <style:style style:name="T7" style:family="text">
      <style:text-properties fo:font-size="13pt" officeooo:rsid="002dc868" style:font-size-asian="13pt" style:font-size-complex="13pt"/>
    </style:style>
    <style:style style:name="T8" style:family="text">
      <style:text-properties fo:font-size="13pt" fo:font-style="normal" officeooo:rsid="00289d3e" style:font-size-asian="13pt" style:font-style-asian="normal" style:font-size-complex="13pt" style:font-style-complex="normal"/>
    </style:style>
    <style:style style:name="T9" style:family="text">
      <style:text-properties fo:font-size="13pt" fo:font-style="normal" officeooo:rsid="0028cd2e" style:font-size-asian="13pt" style:font-style-asian="normal" style:font-size-complex="13pt" style:font-style-complex="normal"/>
    </style:style>
    <style:style style:name="T10" style:family="text">
      <style:text-properties fo:font-size="13pt" fo:font-weight="bold" officeooo:rsid="001e0340" style:font-size-asian="13pt" style:font-weight-asian="bold" style:font-size-complex="13pt" style:font-weight-complex="bold"/>
    </style:style>
    <style:style style:name="T11" style:family="text">
      <style:text-properties fo:font-size="13pt" fo:font-weight="normal" officeooo:rsid="0028cd2e" style:font-size-asian="13pt" style:font-weight-asian="normal" style:font-size-complex="13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89d3e" style:font-weight-asian="normal" style:font-weight-complex="normal"/>
    </style:style>
    <style:style style:name="T14" style:family="text">
      <style:text-properties fo:font-weight="normal" officeooo:rsid="002dc868" style:font-weight-asian="normal" style:font-weight-complex="normal"/>
    </style:style>
    <style:style style:name="T15" style:family="text">
      <style:text-properties officeooo:rsid="00272677"/>
    </style:style>
    <style:style style:name="T16" style:family="text">
      <style:text-properties fo:font-style="normal" officeooo:rsid="00289d3e" style:font-size-asian="13pt" style:font-style-asian="normal" style:font-size-complex="13pt" style:font-style-complex="normal"/>
    </style:style>
    <style:style style:name="T17" style:family="text">
      <style:text-properties fo:font-style="normal" officeooo:rsid="0028cd2e" style:font-size-asian="13pt" style:font-style-asian="normal" style:font-size-complex="13pt" style:font-style-complex="normal"/>
    </style:style>
    <style:style style:name="T18" style:family="text">
      <style:text-properties style:font-name="Liberation Serif" fo:font-style="normal" style:font-size-asian="13pt" style:font-style-asian="normal" style:font-size-complex="13pt" style:font-style-complex="normal"/>
    </style:style>
    <style:style style:name="T19" style:family="text">
      <style:text-properties style:font-name="Liberation Serif" fo:font-style="normal" officeooo:rsid="00289d3e" style:font-size-asian="13pt" style:font-style-asian="normal" style:font-size-complex="13pt" style:font-style-complex="normal"/>
    </style:style>
    <style:style style:name="T20" style:family="text">
      <style:text-properties style:font-name="Liberation Serif" fo:font-style="normal" officeooo:rsid="0028cd2e" style:font-size-asian="13pt" style:font-style-asian="normal" style:font-size-complex="13pt" style:font-style-complex="normal"/>
    </style:style>
    <style:style style:name="T21" style:family="text">
      <style:text-properties style:font-name="Liberation Serif" fo:font-style="normal" officeooo:rsid="002903ad" style:font-size-asian="13pt" style:font-style-asian="normal" style:font-size-complex="13pt" style:font-style-complex="normal"/>
    </style:style>
    <style:style style:name="T22" style:family="text">
      <style:text-properties style:font-name="Liberation Serif" fo:font-style="normal" officeooo:rsid="002dc868" style:font-size-asian="13pt" style:font-style-asian="normal" style:font-size-complex="13pt" style:font-style-complex="normal"/>
    </style:style>
    <style:style style:name="T23" style:family="text">
      <style:text-properties style:font-name="Liberation Serif" fo:font-style="italic" style:font-size-asian="13pt" style:font-style-asian="italic" style:font-size-complex="13pt" style:font-style-complex="italic"/>
    </style:style>
    <style:style style:name="T24" style:family="text">
      <style:text-properties officeooo:rsid="0028cd2e"/>
    </style:style>
    <style:style style:name="T25" style:family="text">
      <style:text-properties officeooo:rsid="002a8219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2dc8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<text:span text:style-name="T15">2</text:span></text:p>
      <text:p text:style-name="P1">(ITERACIÓN <text:span text:style-name="T25">4)</text:span></text:p>
      <text:p text:style-name="P2">Fecha: <text:span text:style-name="T14">12 junio 2022</text:span></text:p>
      <text:p text:style-name="P5"><text:span text:style-name="T2">Duración:</text:span><text:span text:style-name="T12"> </text:span><text:span text:style-name="T13">1,</text:span><text:span text:style-name="T14">5</text:span><text:span text:style-name="T12"> </text:span>horas.</text:p>
      <text:p text:style-name="P6"/>
      <text:p text:style-name="P2">ASISTENTES :</text:p>
      <text:p text:style-name="P5"><text:tab/>- Cristina Rodríguez de los Ríos Medina</text:p>
      <text:p text:style-name="P5"><text:tab/>- Sofía García Heras</text:p>
      <text:p text:style-name="P5"/>
      <text:p text:style-name="P2">ORDEN DEL DÍA</text:p>
      <text:p text:style-name="P10"><text:span text:style-name="T4"><text:tab/></text:span><text:span text:style-name="T6">Actualizar</text:span><text:span text:style-name="T5"> al resto del grupo sobre lo que se ha hecho hasta ahora en el trabajo.</text:span></text:p>
      <text:p text:style-name="P8"><text:tab/> Pensar en el tema del juego sobre el que crear la aventura conversacional.</text:p>
      <text:p text:style-name="P5"><text:tab/></text:p>
      <table:table table:name="Table1" table:style-name="Table1">
        <table:table-column table:style-name="Table1.A"/>
        <table:table-column table:style-name="Table1.B"/>
        <table:table-row table:style-name="TableLine94523422608544">
          <table:table-cell table:style-name="Table1.A1" office:value-type="string">
            <text:p text:style-name="P11">TEMAS TRATADOS Y ACUERDOS</text:p>
          </table:table-cell>
          <table:table-cell table:style-name="Table1.B1" office:value-type="string">
            <text:p text:style-name="P11">RESPONSABLES Y FECHA</text:p>
          </table:table-cell>
        </table:table-row>
        <table:table-row table:style-name="Table1.2">
          <table:table-cell table:style-name="Table1.A2" office:value-type="string">
            <text:p text:style-name="P14"><text:span text:style-name="T19">A</text:span><text:span text:style-name="T18">CUERDO: actualizar los comandos </text:span><text:span text:style-name="T23">TAKE </text:span><text:span text:style-name="T18"><text:s/>y </text:span><text:span text:style-name="T23">DROP con los nuevos campos implementados</text:span></text:p>
          </table:table-cell>
          <table:table-cell table:style-name="Table1.B2" office:value-type="string">
            <text:p text:style-name="P17">Sofía; 13 junio 2022</text:p>
          </table:table-cell>
        </table:table-row>
        <table:table-row table:style-name="Table1.3">
          <table:table-cell table:style-name="Table1.A2" office:value-type="string">
            <text:p text:style-name="P15"><text:span text:style-name="T9">ACUERDO</text:span><text:span text:style-name="T8">: ir avanzando con el graphic_engine para que el juego quede </text:span><text:span text:style-name="T9">a nuestro gusto</text:span></text:p>
          </table:table-cell>
          <table:table-cell table:style-name="Table1.B2" office:value-type="string">
            <text:p text:style-name="P17">Cristina; 14 junio 2022</text:p>
          </table:table-cell>
        </table:table-row>
        <table:table-row table:style-name="Table1.4">
          <table:table-cell table:style-name="Table1.A2" office:value-type="string">
            <text:p text:style-name="P15"><text:span text:style-name="T16">D</text:span><text:span text:style-name="T17">UDA: </text:span><text:span text:style-name="T22">implementar las ideas de la historia en </text:span><text:span text:style-name="T21">el juego</text:span></text:p>
            <text:p text:style-name="P16"><text:s text:c="3"/>~ <text:span text:style-name="T27">Como hacer para que los objectos sean útiles y empleen funciones implementadas anteriormente</text:span></text:p>
          </table:table-cell>
          <table:table-cell table:style-name="Table1.B2" office:value-type="string">
            <text:p text:style-name="P19"><text:span text:style-name="T7">Todos; Final de la semana</text:span></text:p>
          </table:table-cell>
        </table:table-row>
        <table:table-row table:style-name="Table1.4">
          <table:table-cell table:style-name="Table1.A2" office:value-type="string">
            <text:p text:style-name="P12">Crear la aventura conversacional</text:p>
          </table:table-cell>
          <table:table-cell table:style-name="Table1.B2" office:value-type="string">
            <text:p text:style-name="P17">Todos; Final de la iteración</text:p>
          </table:table-cell>
        </table:table-row>
        <table:table-row table:style-name="Table1.4">
          <table:table-cell table:style-name="Table1.A2" office:value-type="string">
            <text:p text:style-name="P13">ACUERDO: implementar el módulo <text:span text:style-name="T26">dialogue </text:span></text:p>
          </table:table-cell>
          <table:table-cell table:style-name="Table1.B2" office:value-type="string">
            <text:p text:style-name="P17">Sofía; 14 junio 2022</text:p>
          </table:table-cell>
        </table:table-row>
      </table:table>
      <text:p text:style-name="P5"/>
      <text:p text:style-name="P5"/>
      <text:p text:style-name="P2">VALORACIÓN DE REUNIÓN. <text:span text:style-name="T1">Aspectos a mejorar.</text:span></text:p>
      <text:p text:style-name="P10"><text:span text:style-name="T10"><text:tab/></text:span><text:span text:style-name="T11">Grandes avances en el trabajo, y más o menos tenemos la idea en la que trabajar. </text:span></text:p>
      <text:p text:style-name="P9"><text:tab/>Tuvimos algunos problemas al juntar las partes individuales en el proyecto común que al final conseguimos solventar.</text:p>
      <text:p text:style-name="P9"/>
      <text:p text:style-name="P3">TEMAS QUE TRATAR EN LA PRÓXIMA REUNIÓN </text:p>
      <text:p text:style-name="P7"><text:tab/><text:span text:style-name="T3">Revisar el trabajo y entregar. </text:span></text:p>
      <text:p text:style-name="P7"><text:tab/>Pruebas<text:span text:style-name="T24"> unitarias.</text:span></text:p>
      <text:p text:style-name="P5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22:49:01.717853037</dc:date>
    <meta:editing-duration>PT40M42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2" meta:paragraph-count="30" meta:word-count="199" meta:character-count="1195" meta:non-whitespace-character-count="1007"/>
  </office:meta>
</office:document-meta>
</file>